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05" officeooo:paragraph-rsid="0018e4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órico</text:p>
      <text:p text:style-name="P1"/>
      <text:p text:style-name="P1">1.- Estudio de variables</text:p>
      <text:p text:style-name="P1">2.- Clustering con HR</text:p>
      <text:p text:style-name="P1">3.- Clustering con actividades (21/06/23) → intentar unir con clustering hr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25:06.578297693</meta:creation-date>
    <dc:date>2023-06-21T17:25:56.702354013</dc:date>
    <meta:editing-duration>PT51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4" meta:word-count="20" meta:character-count="130" meta:non-whitespace-character-count="113"/>
  </office:meta>
</office:document-meta>
</file>